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Meeting Action Tracker</text:p>
      <text:p text:style-name="Standard"/>
      <text:p text:style-name="P1">Tracker Review/Update Date: <text:span text:style-name="T5">03/15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Business Requirements.</text:span></text:p>
      <text:p text:style-name="P1"><text:span text:style-name="T5"><text:tab/></text:span>Meeting Date<text:span text:style-name="T5"><text:tab/> </text:span>:<text:span text:style-name="T5"> 03/01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VBooks Business Requirements Document_V1.2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9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1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5/2013</text:p>
            <text:p text:style-name="P3"/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0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8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29:14</dc:date>
    <dc:creator>jaipal </dc:creator>
    <meta:editing-duration>PT1H54M34S</meta:editing-duration>
    <meta:editing-cycles>122</meta:editing-cycles>
    <meta:document-statistic meta:table-count="1" meta:image-count="1" meta:object-count="0" meta:page-count="1" meta:paragraph-count="25" meta:word-count="62" meta:character-count="487" meta:non-whitespace-character-count="432"/>
  </office:meta>
</office:document-meta>
</file>